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gr5" style:family="graphic" style:parent-style-name="standard">
      <style:graphic-properties draw:stroke="none" svg:stroke-color="#000000" draw:fill="none" draw:fill-color="#ffffff" fo:min-height="2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61cm" svg:height="1.905cm" svg:x="7.985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461cm" svg:height="1.905cm" svg:x="13.97cm" svg:y="5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461cm" svg:height="1.905cm" svg:x="1.181cm" svg:y="5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461cm" svg:height="1.905cm" svg:x="7.985cm" svg:y="5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461cm" svg:height="1.905cm" svg:x="7.985cm" svg:y="8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461cm" svg:height="1.905cm" svg:x="7.985cm" svg:y="12.0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65cm" svg:height="0.721cm" svg:x="8.983cm" svg:y="5.609cm">
          <draw:text-box>
            <text:p text:style-name="P1"><text:span text:style-name="T1">General Search</text:span></text:p>
          </draw:text-box>
        </draw:frame>
        <draw:frame draw:style-name="gr2" draw:text-style-name="P2" draw:layer="layout" svg:width="2.526cm" svg:height="1.191cm" svg:x="9.452cm" svg:y="1.992cm">
          <draw:text-box>
            <text:p text:style-name="P1"><text:span text:style-name="T1">Main Page</text:span></text:p>
            <text:p text:style-name="P1"><text:span text:style-name="T1">(Start)</text:span></text:p>
          </draw:text-box>
        </draw:frame>
        <draw:frame draw:style-name="gr2" draw:text-style-name="P2" draw:layer="layout" svg:width="2.949cm" svg:height="0.721cm" svg:x="2.437cm" svg:y="5.609cm">
          <draw:text-box>
            <text:p text:style-name="P1"><text:span text:style-name="T1">Actor Search</text:span></text:p>
          </draw:text-box>
        </draw:frame>
        <draw:frame draw:style-name="gr2" draw:text-style-name="P2" draw:layer="layout" svg:width="3.135cm" svg:height="0.721cm" svg:x="15.133cm" svg:y="5.609cm">
          <draw:text-box>
            <text:p text:style-name="P1"><text:span text:style-name="T1">Settings Page</text:span></text:p>
          </draw:text-box>
        </draw:frame>
        <draw:frame draw:style-name="gr2" draw:text-style-name="P2" draw:layer="layout" svg:width="3.017cm" svg:height="0.721cm" svg:x="9.207cm" svg:y="9.419cm">
          <draw:text-box>
            <text:p text:style-name="P1"><text:span text:style-name="T1">Results Page</text:span></text:p>
          </draw:text-box>
        </draw:frame>
        <draw:frame draw:style-name="gr2" draw:text-style-name="P2" draw:layer="layout" svg:width="2.902cm" svg:height="0.721cm" svg:x="9.264cm" svg:y="12.657cm">
          <draw:text-box>
            <text:p text:style-name="P1"><text:span text:style-name="T1">Details Page</text:span></text:p>
          </draw:text-box>
        </draw:frame>
        <draw:custom-shape draw:style-name="gr1" draw:text-style-name="P1" xml:id="id6" draw:id="id6" draw:layer="layout" svg:width="5.461cm" svg:height="1.905cm" svg:x="1.181cm" svg:y="8.8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3cm" svg:height="0.721cm" svg:x="2.096cm" svg:y="9.419cm">
          <draw:text-box>
            <text:p text:style-name="P1"><text:span text:style-name="T1">Actor Subsearch</text:span></text:p>
          </draw:text-box>
        </draw:frame>
        <draw:connector draw:style-name="gr3" draw:text-style-name="P1" draw:layer="layout" svg:x1="7.985cm" svg:y1="2.587cm" svg:x2="3.911cm" svg:y2="5.017cm" draw:start-shape="id1" draw:start-glue-point="3" draw:end-shape="id2" draw:end-glue-point="0" svg:d="m7985 2587h-4074v2430">
          <text:p/>
        </draw:connector>
        <draw:connector draw:style-name="gr3" draw:text-style-name="P1" draw:layer="layout" svg:x1="10.715cm" svg:y1="3.54cm" svg:x2="10.715cm" svg:y2="5.017cm" draw:start-shape="id1" draw:start-glue-point="2" draw:end-shape="id3" draw:end-glue-point="0" svg:d="m10715 3540v1477">
          <text:p/>
        </draw:connector>
        <draw:connector draw:style-name="gr3" draw:text-style-name="P1" draw:layer="layout" svg:x1="13.446cm" svg:y1="2.587cm" svg:x2="16.7cm" svg:y2="5.017cm" draw:start-shape="id1" draw:start-glue-point="1" draw:end-shape="id4" draw:end-glue-point="0" svg:d="m13446 2587h3254v2430">
          <text:p/>
        </draw:connector>
        <draw:connector draw:style-name="gr3" draw:text-style-name="P1" draw:layer="layout" svg:x1="10.715cm" svg:y1="6.922cm" svg:x2="10.715cm" svg:y2="8.827cm" draw:start-shape="id3" draw:start-glue-point="2" draw:end-shape="id5" draw:end-glue-point="0" svg:d="m10715 6922v1905">
          <text:p/>
        </draw:connector>
        <draw:connector draw:style-name="gr3" draw:text-style-name="P1" draw:layer="layout" svg:x1="6.642cm" svg:y1="5.969cm" svg:x2="7.985cm" svg:y2="9.779cm" draw:start-shape="id2" draw:start-glue-point="1" draw:end-shape="id5" draw:end-glue-point="3" svg:d="m6642 5969h671v3810h672">
          <text:p/>
        </draw:connector>
        <draw:connector draw:style-name="gr3" draw:text-style-name="P1" draw:layer="layout" svg:x1="3.911cm" svg:y1="6.922cm" svg:x2="3.911cm" svg:y2="8.827cm" draw:start-shape="id2" draw:start-glue-point="2" draw:end-shape="id6" draw:end-glue-point="0" svg:d="m3911 6922v1905">
          <text:p/>
        </draw:connector>
        <draw:connector draw:style-name="gr3" draw:text-style-name="P1" draw:layer="layout" svg:x1="10.715cm" svg:y1="10.732cm" svg:x2="10.715cm" svg:y2="12.065cm" draw:start-shape="id5" draw:start-glue-point="2" draw:end-shape="id7" draw:end-glue-point="0" svg:d="m10715 10732v1333">
          <text:p/>
        </draw:connector>
        <draw:frame draw:style-name="gr4" draw:layer="layout" svg:width="0.748cm" svg:height="0.962cm" svg:x="10.666cm" svg:y="7.658cm">
          <draw:text-box>
            <text:p>*</text:p>
          </draw:text-box>
        </draw:frame>
        <draw:frame draw:style-name="gr4" draw:layer="layout" svg:width="0.748cm" svg:height="0.962cm" svg:x="7.223cm" svg:y="7.731cm">
          <draw:text-box>
            <text:p>*</text:p>
          </draw:text-box>
        </draw:frame>
        <draw:frame draw:style-name="gr5" draw:text-style-name="P3" draw:layer="layout" svg:width="19.05cm" svg:height="2.663cm" svg:x="1.254cm" svg:y="14.335cm">
          <draw:text-box>
            <text:p text:style-name="P3"><text:span text:style-name="T1">*: Backing out of Results Page returns to whichever page was used to access it. (i.e. if Actor Search brings up Results Page, it cannot go directly to General Searc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7T21:53:48</meta:creation-date>
    <dc:date>2013-03-27T22:02:45</dc:date>
    <meta:editing-duration>PT1M10S</meta:editing-duration>
    <meta:editing-cycles>2</meta:editing-cycles>
    <meta:generator>LibreOffice/3.6$MacOSX_x86 LibreOffice_project/e29a214-2bbed72-0621de6-a97528c-8f066d</meta:generator>
    <meta:document-statistic meta:object-count="24"/>
  </office:meta>
</office:document-meta>
</file>